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Exemple MVVM &amp; UserControl</text:span><text:span text:style-name="T2"/></text:p>
      <text:p text:style-name="P2"><text:span text:style-name="T3"/></text:p>
      <text:p text:style-name="P2"><text:span text:style-name="T4">Contexte :</text:span></text:p>
      <text:p text:style-name="P2"><text:span text:style-name="T4">MainWindowModel</text:span></text:p>
      <text:p text:style-name="P2"><text:span text:style-name="T4">Avec un UserControl UcExemple1View par défaut dans la MainWindow</text:span></text:p>
      <text:p text:style-name="P2"><text:span text:style-name="T5"/></text:p>
      <text:p text:style-name="P2"><text:span text:style-name="T5"/></text:p>
      <text:p text:style-name="P2"><text:span text:style-name="T6">Dans app.xaml, lier le View au ViewModel correspondant </text:span></text:p>
      <text:p text:style-name="P2"><text:span text:style-name="T7"/></text:p>
      <text:p text:style-name="P2"><text:span text:style-name="T7"/></text:p>
      <text:p text:style-name="P2"><text:span text:style-name="T8">MainWindowViewModel</text:span></text:p>
      <text:p text:style-name="P2"><text:span text:style-name="T9"/></text:p>
      <text:p text:style-name="P2"><text:span text:style-name="T10">la classe possède un attribut CurrentVM (le view model &amp; UserControl<text:s text:c="2"/>qui doit être affiché)</text:span></text:p>
      <text:p text:style-name="P2"><text:span text:style-name="T10">et une méthode Navigator (pour changer de CurrentVM)</text:span></text:p>
      <text:p text:style-name="P2"><text:span text:style-name="T11"/></text:p>
      <text:p text:style-name="P2"><text:span text:style-name="T12">UcExemple1View et UcExemple2View possède chacun un bouton pour passer de l'un à l'autre User control</text:span></text:p>
      <text:p text:style-name="P2"><text:span text:style-name="T13"/></text:p>
      <text:p text:style-name="P2"><text:span text:style-name="T14">Si l'on veut passer de UcExemple1View à UcExemple2View</text:span></text:p>
      <text:p text:style-name="P2"><text:span text:style-name="T14">lorsque l'on clique sur le bouton, ou est bindé la commande « NavigateExemple2Command »</text:span></text:p>
      <text:p text:style-name="P2"><text:span text:style-name="T15"/></text:p>
      <text:p text:style-name="P2"><text:span text:style-name="T16">cette commande va dans le constructeur être instancié dans le ViewModel avec 2 délégates :</text:span></text:p>
      <text:p text:style-name="P2"><text:span text:style-name="T17">CanDisplayMessage()<text:s/></text:span><text:span text:style-name="T18">==&gt; qui dit si l'on peut envoyer le message pour passer au UcExemple2View</text:span></text:p>
      <text:p text:style-name="P2"><text:span text:style-name="T19"/></text:p>
      <text:p text:style-name="P2"><text:span text:style-name="T20">SendNaviguateExemple2() </text:span><text:span text:style-name="T21">:</text:span></text:p>
      <text:p text:style-name="P2"><text:span text:style-name="T21">lui<text:s text:c="2"/>va instancié un « message »<text:s text:c="2"/>Exemple2Message, présent dans le dossier « Lib »</text:span></text:p>
      <text:p text:style-name="P2"><text:span text:style-name="T22"/></text:p>
      <text:p text:style-name="P2"><text:span text:style-name="T23">Ce message sera ensuite écouté par le MainViewModel</text:span></text:p>
      <text:p text:style-name="P2"><text:span text:style-name="T23">Ainsi dans le Navigator() du MainViewModel:</text:span></text:p>
      <text:p text:style-name="P2"><text:span text:style-name="T23">le message sera traité pour que le ServiceLocator(ViewModelLocator) en fonction du message renvoie le ViewModel correspondant, ensuite l'attribut CurrentVM est modifié par ce ViewModel, et ainsi s'affiche dans le UserControl de MainViewModel → UcExemple2View</text:span></text:p>
      <text:p text:style-name="P2"><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